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8288b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834e4" officeooo:paragraph-rsid="0090a10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91cba2" officeooo:paragraph-rsid="0091cba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90a10e" officeooo:paragraph-rsid="0090a10e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7834e4" officeooo:paragraph-rsid="0087213e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8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30" style:family="paragraph" style:parent-style-name="Text_20_body">
      <style:paragraph-properties fo:text-align="start" style:justify-single-word="false"/>
      <style:text-properties officeooo:paragraph-rsid="001756f7"/>
    </style:style>
    <style:style style:name="P31" style:family="paragraph" style:parent-style-name="Text_20_body">
      <style:text-properties officeooo:rsid="02e82a24" officeooo:paragraph-rsid="001756f7" style:font-size-asian="12pt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8288b2"/>
    </style:style>
    <style:style style:name="T23" style:family="text">
      <style:text-properties officeooo:rsid="0083a8ed"/>
    </style:style>
    <style:style style:name="T24" style:family="text">
      <style:text-properties officeooo:rsid="0083deb9"/>
    </style:style>
    <style:style style:name="T25" style:family="text">
      <style:text-properties officeooo:rsid="0088ef52"/>
    </style:style>
    <style:style style:name="T26" style:family="text">
      <style:text-properties officeooo:rsid="00899d9a"/>
    </style:style>
    <style:style style:name="T27" style:family="text">
      <style:text-properties officeooo:rsid="007bb27a"/>
    </style:style>
    <style:style style:name="T28" style:family="text">
      <style:text-properties officeooo:rsid="007dfe9b"/>
    </style:style>
    <style:style style:name="T29" style:family="text">
      <style:text-properties officeooo:rsid="007d4382"/>
    </style:style>
    <style:style style:name="T30" style:family="text">
      <style:text-properties officeooo:rsid="008d9a75"/>
    </style:style>
    <style:style style:name="T31" style:family="text">
      <style:text-properties officeooo:rsid="0087213e"/>
    </style:style>
    <style:style style:name="T32" style:family="text">
      <style:text-properties officeooo:rsid="008de24a"/>
    </style:style>
    <style:style style:name="T33" style:family="text">
      <style:text-properties officeooo:rsid="008f3a51"/>
    </style:style>
    <style:style style:name="T34" style:family="text">
      <style:text-properties officeooo:rsid="0090a10e"/>
    </style:style>
    <style:style style:name="T35" style:family="text">
      <style:text-properties officeooo:rsid="0091cba2"/>
    </style:style>
    <style:style style:name="T36" style:family="text">
      <style:text-properties officeooo:rsid="00932c9f"/>
    </style:style>
    <style:style style:name="T37" style:family="text">
      <style:text-properties officeooo:rsid="00548123"/>
    </style:style>
    <style:style style:name="T38" style:family="text">
      <style:text-properties fo:font-style="italic" officeooo:rsid="005ea85c" style:font-style-asian="italic" style:font-style-complex="italic"/>
    </style:style>
    <style:style style:name="T39" style:family="text">
      <style:text-properties fo:font-style="italic" officeooo:rsid="005c44cd" style:font-style-asian="italic" style:font-style-complex="italic"/>
    </style:style>
    <style:style style:name="T40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41" style:family="text">
      <style:text-properties fo:font-style="italic" officeooo:rsid="00648391" style:font-style-asian="italic" style:font-style-complex="italic"/>
    </style:style>
    <style:style style:name="T42" style:family="text">
      <style:text-properties fo:font-style="italic" officeooo:rsid="006239c3" style:font-style-asian="italic" style:font-style-complex="italic"/>
    </style:style>
    <style:style style:name="T43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44" style:family="text">
      <style:text-properties officeooo:rsid="004ec518"/>
    </style:style>
    <style:style style:name="T45" style:family="text">
      <style:text-properties officeooo:rsid="0058e060"/>
    </style:style>
    <style:style style:name="T46" style:family="text">
      <style:text-properties fo:font-style="italic" officeooo:rsid="0058e060" style:font-style-asian="italic" style:font-style-complex="italic"/>
    </style:style>
    <style:style style:name="T47" style:family="text">
      <style:text-properties fo:font-style="italic" officeooo:rsid="0056f04e" style:font-style-asian="italic" style:font-style-complex="italic"/>
    </style:style>
    <style:style style:name="T48" style:family="text">
      <style:text-properties fo:font-style="italic" officeooo:rsid="004ec518" style:font-style-asian="italic" style:font-style-complex="italic"/>
    </style:style>
    <style:style style:name="T49" style:family="text">
      <style:text-properties officeooo:rsid="004ff14a"/>
    </style:style>
    <style:style style:name="T50" style:family="text">
      <style:text-properties officeooo:rsid="00429d15"/>
    </style:style>
    <style:style style:name="T51" style:family="text">
      <style:text-properties fo:font-style="italic" officeooo:rsid="00698bab" style:font-style-asian="italic" style:font-style-complex="italic"/>
    </style:style>
    <style:style style:name="T52" style:family="text">
      <style:text-properties fo:font-style="italic" officeooo:rsid="00675424" style:font-style-asian="italic" style:font-style-complex="italic"/>
    </style:style>
    <style:style style:name="T53" style:family="text">
      <style:text-properties officeooo:rsid="00441d00"/>
    </style:style>
    <style:style style:name="T54" style:family="text">
      <style:text-properties officeooo:rsid="006752f7"/>
    </style:style>
    <style:style style:name="T55" style:family="text">
      <style:text-properties officeooo:rsid="0047d7ac"/>
    </style:style>
    <style:style style:name="T56" style:family="text">
      <style:text-properties fo:font-style="italic" officeooo:rsid="0047d7ac" style:font-style-asian="italic" style:font-style-complex="italic"/>
    </style:style>
    <style:style style:name="T57" style:family="text">
      <style:text-properties officeooo:rsid="004a748d"/>
    </style:style>
    <style:style style:name="T58" style:family="text">
      <style:text-properties officeooo:rsid="004d0f9d"/>
    </style:style>
    <style:style style:name="T59" style:family="text">
      <style:text-properties officeooo:rsid="004ed897"/>
    </style:style>
    <style:style style:name="T60" style:family="text">
      <style:text-properties officeooo:rsid="0050d526"/>
    </style:style>
    <style:style style:name="T61" style:family="text">
      <style:text-properties officeooo:rsid="006dd8c6"/>
    </style:style>
    <style:style style:name="T62" style:family="text">
      <style:text-properties officeooo:rsid="00566019"/>
    </style:style>
    <style:style style:name="T63" style:family="text">
      <style:text-properties officeooo:rsid="006fd21e"/>
    </style:style>
    <style:style style:name="T64" style:family="text">
      <style:text-properties officeooo:rsid="00161290"/>
    </style:style>
    <style:style style:name="T6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6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6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70" style:family="text">
      <style:text-properties officeooo:rsid="038d9d4d"/>
    </style:style>
    <style:style style:name="T71" style:family="text">
      <style:text-properties officeooo:rsid="038dd9cf"/>
    </style:style>
    <style:style style:name="T72" style:family="text">
      <style:text-properties officeooo:rsid="0025668c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Fully-fledged incorporation of these techniques allowed me to </text:span><text:span text:style-name="T23">maintain my focus for much longer than I thought was possible, </text:span><text:span text:style-name="T24">and ultimately reconnect with my younger, more ambitious self. </text:span><text:span text:style-name="T25">This experience taught me that age is just a number, </text:span><text:span text:style-name="T26">and that it’s the mindset that changed over all these years, not my potential. </text:span></text:p>
      <text:p text:style-name="P11"/>
      <text:p text:style-name="P12"><text:span text:style-name="T27">It is both a success and a failure, since I most likely wouldn’t have been able to incorporate these techniques as effectively </text:span><text:span text:style-name="T28">if</text:span><text:span text:style-name="T27"> it </text:span><text:span text:style-name="T28">wasn’t for</text:span><text:span text:style-name="T27"> the </text:span><text:span text:style-name="T29">deadlines looming over me. </text:span><text:span text:style-name="T28">It is simply too easy to </text:span><text:span text:style-name="T30">procrastinate</text:span><text:span text:style-name="T31"> when there isn’t a </text:span><text:span text:style-name="T32">significant </text:span><text:span text:style-name="T31">source </text:span><text:span text:style-name="T33">of</text:span><text:span text:style-name="T31"> external pressure. </text:span><text:span text:style-name="T34">Ultimately, this taught me the importance of self motivation, and made me question the validity of my assumptions - Perhaps the pressure should have been intrinsic all along, and perhaps it is not as unattainable as I had </text:span><text:span text:style-name="T35">believed</text:span><text:span text:style-name="T34">. </text:span></text:p>
      <text:p text:style-name="P12"/>
      <text:p text:style-name="P13">Going forward I’ll <text:span text:style-name="T36">educate myself on different sources of such pressure, and try to develop my own fully intrinsic source. </text:span></text:p>
      <text:p text:style-name="P14"/>
      <text:p text:style-name="P14">and made me realise that maybe the pressure should be intrinsic. </text:p>
      <text:p text:style-name="P15"/>
      <text:p text:style-name="P16"/>
      <text:p text:style-name="P16"><text:soft-page-break/></text:p>
      <text:p text:style-name="P17">One successful </text:p>
      <text:p text:style-name="P18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9">To maintain a high degree of motivation throughout this assessment, and avoid procrastination, I deployed several different strategies:</text:p>
      <text:p text:style-name="P19"/>
      <text:p text:style-name="P19">1. Distraction minimisation</text:p>
      <text:p text:style-name="P20">To avoid bodily distractions and the feeling of a bloated stomach, as well as <text:span text:style-name="T37">maintain consistent</text:span> energy levels, I delayed eating for as long as possible <text:span text:style-name="T38">(</text:span><text:span text:style-name="T39">Christoph Bamberg, Julia Reinchenberger, Jens Blechert,</text:span><text:span text:style-name="T40"> </text:span><text:span text:style-name="T39">2025</text:span><text:span text:style-name="T38">)</text:span>. As soon I woke up, I would sit down to work on this assessment, prioritising the achievement of milestones before allowing myself to indulge in high-protein food <text:span text:style-name="T41">(</text:span><text:span text:style-name="T42">Dominik H Pesta, Varman T Samuel</text:span><text:span text:style-name="T43">, </text:span><text:span text:style-name="T42">2014</text:span><text:span text:style-name="T41">)</text:span>. <text:span text:style-name="T44">To further aid this, I would avoid drinking sugary or caffeinated beverages, instead opting for </text:span><text:span text:style-name="T45">peppermint tea </text:span><text:span text:style-name="T46">(</text:span><text:span text:style-name="T47">Luka Netzler, Brian Lovell, 2025</text:span><text:span text:style-name="T46">)</text:span><text:span text:style-name="T48">.</text:span></text:p>
      <text:p text:style-name="P21"/>
      <text:p text:style-name="P22">2. <text:span text:style-name="T49">Focus Management</text:span></text:p>
      <text:p text:style-name="P23">To avoid mental distractions and maintain my dopamine levels, I would turn off all redundant applications (such as Steam, or Discord), <text:span text:style-name="T50">reduce the brightness of my screen, and even reduce saturation </text:span><text:span text:style-name="T51">(</text:span><text:span text:style-name="T52">Craig A. Williamson, Jari J. Morganti, Hannah E. Smithson, 2023)</text:span><text:span text:style-name="T50">. This </text:span><text:span text:style-name="T53">created a monotonous, </text:span><text:span text:style-name="T54">albeit</text:span><text:span text:style-name="T53"> a highly reliable environment in which I could maintain my focus for much longer. </text:span></text:p>
      <text:p text:style-name="P24">To further maintain my focus, and prevent my mind from drifting off, I would utilise the rubber duck <text:span text:style-name="T55">debugging </text:span>technique<text:span text:style-name="T3"> </text:span><text:span text:style-name="T56">(Rubber Duck Debugging, n.d.)</text:span><text:span text:style-name="T55">. </text:span><text:span text:style-name="T57">By narrating my own actions, I could keep my mind anchored in the present moment, </text:span><text:span text:style-name="T58">minimising </text:span><text:span text:style-name="T59">unrelated thought.</text:span></text:p>
      <text:p text:style-name="P24"/>
      <text:p text:style-name="P25"><text:span text:style-name="T60">3. Future Reflection</text:span></text:p>
      <text:p text:style-name="P26">To further improve my workflow in the future, I would also avoid <text:span text:style-name="T61">nicotine</text:span> to keep my heart rate consistent, <text:span text:style-name="T62">instead replacing it with scented candles. </text:span><text:span text:style-name="T63">I would communicate more with my lecturers, asking more questions pertaining to the assessment. </text:span></text:p>
      <text:p text:style-name="P27"/>
      <text:p text:style-name="P10"/>
      <text:p text:style-name="P10"/>
      <text:p text:style-name="P28">Section <text:span text:style-name="T18">2</text:span> – <text:span text:style-name="T64">Ongoing Risk Management</text:span></text:p>
      <text:p text:style-name="P28"/>
      <text:p text:style-name="P28"/>
      <text:p text:style-name="P28"/>
      <text:p text:style-name="P29">References</text:p>
      <text:p text:style-name="P30"><text:span text:style-name="Strong_20_Emphasis"><text:span text:style-name="T65">GD</text:span></text:span><text:span text:style-name="Strong_20_Emphasis"><text:span text:style-name="T66">P</text:span></text:span><text:span text:style-name="Strong_20_Emphasis"><text:span text:style-name="T65">R</text:span></text:span><text:span text:style-name="T67"> (</text:span>2018<text:span text:style-name="T67">) </text:span><text:span text:style-name="Emphasis"><text:span text:style-name="T67">General Data Protection Regulation.</text:span></text:span><text:span text:style-name="T67"> Available at: </text:span><text:a xlink:type="simple" xlink:href="https://gdpr-info.eu/" text:style-name="Internet_20_link" text:visited-style-name="Visited_20_Internet_20_Link"><text:span text:style-name="T67">https://gdpr-info.eu/</text:span></text:a><text:span text:style-name="T67"> (</text:span><text:span text:style-name="T68">Accessed: </text:span><text:span text:style-name="T69">5 </text:span><text:span text:style-name="T68"><text:s/></text:span><text:span text:style-name="T69">May</text:span><text:span text:style-name="T68"> 2026</text:span><text:span text:style-name="T67">).</text:span></text:p>
      <text:p text:style-name="P31"><text:span text:style-name="Strong_20_Emphasis">Data Protection Act 2018</text:span> (2018) <text:span text:style-name="Emphasis">c.12.</text:span> London: The Stationery Office. <text:span text:style-name="T70">Available at: </text:span><text:a xlink:type="simple" xlink:href="https://www.legislation.gov.uk/ukpga/2018/12" text:style-name="Internet_20_link" text:visited-style-name="Visited_20_Internet_20_Link"><text:span text:style-name="T70">https://www.legislation.gov.uk/ukpga/2018/12</text:span></text:a><text:span text:style-name="T70"> </text:span><text:span text:style-name="T71">(Accessed: </text:span><text:span text:style-name="T72">5 May</text:span><text:span text:style-name="T71"> 2026).</text:span></text:p>
      <text:p text:style-name="P3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71">Accessed: </text:span><text:span text:style-name="T72">5</text:span><text:span text:style-name="T71"> </text:span><text:span text:style-name="T72">May</text:span><text:span text:style-name="T71"> 2026</text:span>).</text:p>
      <text:p text:style-name="P33"><text:soft-page-break/>National Cyber Security Centre <text:span text:style-name="T73">(2021) </text:span><text:span text:style-name="T74">Top tips for staying secure online.</text:span><text:span text:style-name="T7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73">https://www.ncsc.gov.uk/collection/top-tips-for-staying-secure-online/always-back-up-your-most-important-data#section_3</text:span></text:a><text:span text:style-name="T73"> (Accessed 5 May 2026).</text:span></text:p>
      <text:p text:style-name="P34"/>
      <text:p text:style-name="P35"><text:span text:style-name="T7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5"/>
      <text:p text:style-name="P36">Rubber Duck Debugging <text:span text:style-name="T73">(n.d.) </text:span><text:span text:style-name="T74">Debugging Software with a Rubber Ducky. </text:span><text:span text:style-name="T76">Available at: </text:span><text:a xlink:type="simple" xlink:href="https://rubberduckdebugging.com/" text:style-name="Internet_20_link" text:visited-style-name="Visited_20_Internet_20_Link"><text:span text:style-name="T76">https://rubberduckdebugging.com/</text:span></text:a><text:span text:style-name="T76"> (Accessed: 5 May 2026)</text:span></text:p>
      <text:p text:style-name="P37"/>
      <text:p text:style-name="P38"><text:span text:style-name="T77">Luka Netzler, Brian Lovell</text:span><text:span text:style-name="T7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9"/>
      <text:p text:style-name="P40">Christoph Bamberg, Julia Reinchenberger, Jens Blechert <text:span text:style-name="T73">(2025) </text:span><text:span text:style-name="T74">Stable cognitive performance while adapting to intermittent fasting: A randomised controlled trial</text:span><text:span text:style-name="T76">. Available at: </text:span><text:a xlink:type="simple" xlink:href="https://journals.sagepub.com/doi/10.1177/13591053251351204" text:style-name="Internet_20_link" text:visited-style-name="Visited_20_Internet_20_Link"><text:span text:style-name="T76">https://journals.sagepub.com/doi/10.1177/13591053251351204</text:span></text:a><text:span text:style-name="T76"> (Accessed: 5 May 2026).</text:span></text:p>
      <text:p text:style-name="P41">Dominik H Pesta, Varman T Samuel <text:span text:style-name="T73">(2014) </text:span><text:span text:style-name="T74">A high-protein diet for reducing body fat: mechanisms and possible caveats.</text:span><text:span text:style-name="T73"> Available at: </text:span><text:a xlink:type="simple" xlink:href="https://link.springer.com/article/10.1186/1743-7075-11-53" text:style-name="Internet_20_link" text:visited-style-name="Visited_20_Internet_20_Link"><text:span text:style-name="T73">https://link.springer.com/article/10.1186/1743-7075-11-53</text:span></text:a><text:span text:style-name="T73"> (Accessed: 5 May 2026).</text:span></text:p>
      <text:p text:style-name="P42"/>
      <text:p text:style-name="P43">Craig A. Williamson, Jari J. Morganti, Hannah E. Smithson <text:span text:style-name="T73">(2023) </text:span><text:span text:style-name="T74">Bright-light distractions and visual performance</text:span><text:span text:style-name="T73">. Available at: </text:span><text:a xlink:type="simple" xlink:href="https://www.frontiersin.org/journals/psychology/articles/10.3389/fpsyg.2023.1088975/full" text:style-name="Internet_20_link" text:visited-style-name="Visited_20_Internet_20_Link"><text:span text:style-name="T73">https://www.frontiersin.org/journals/psychology/articles/10.3389/fpsyg.2023.1088975/full</text:span></text:a><text:span text:style-name="T73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48:49.995755769</dc:date>
    <meta:editing-duration>PT2H4M56S</meta:editing-duration>
    <meta:editing-cycles>108</meta:editing-cycles>
    <meta:document-statistic meta:table-count="0" meta:image-count="0" meta:object-count="0" meta:page-count="4" meta:paragraph-count="34" meta:word-count="921" meta:character-count="6490" meta:non-whitespace-character-count="5589"/>
  </office:meta>
</office:document-meta>
</file>